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6a5d2" officeooo:paragraph-rsid="001796df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0e897" officeooo:paragraph-rsid="001796df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34eca" officeooo:paragraph-rsid="001796df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34eca" officeooo:paragraph-rsid="001a6133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91179" officeooo:paragraph-rsid="001796df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134eca" officeooo:paragraph-rsid="001796df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34eca" officeooo:paragraph-rsid="001796df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45b25" officeooo:paragraph-rsid="001796df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45b25" officeooo:paragraph-rsid="001a020d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6a5d2" officeooo:paragraph-rsid="001796df" style:font-size-asian="15.75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6a5d2" officeooo:paragraph-rsid="001a6133" style:font-size-asian="15.75pt" style:font-weight-asian="normal" style:font-size-complex="18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6a5d2" officeooo:paragraph-rsid="001c1326" style:font-size-asian="15.75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8a01e" officeooo:paragraph-rsid="001796df" style:font-size-asian="15.75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91179" officeooo:paragraph-rsid="001796df" style:font-size-asian="15.75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a020d" officeooo:paragraph-rsid="001a020d" style:font-size-asian="15.75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8pt" style:text-underline-style="none" fo:font-weight="bold" officeooo:rsid="00134eca" officeooo:paragraph-rsid="001796df" style:font-size-asian="15.75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8pt" style:text-underline-style="none" fo:font-weight="bold" officeooo:rsid="0016a5d2" officeooo:paragraph-rsid="001796df" style:font-size-asian="15.75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10e897" officeooo:paragraph-rsid="001796df" style:font-size-asian="31.5pt" style:font-weight-asian="bold" style:font-size-complex="36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129eb5" officeooo:paragraph-rsid="001796df" style:font-size-asian="31.5pt" style:font-weight-asian="bold" style:font-size-complex="36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d6075" style:font-weight-asian="normal" style:font-weight-complex="normal"/>
    </style:style>
    <style:style style:name="T4" style:family="text">
      <style:text-properties officeooo:rsid="00145b25"/>
    </style:style>
    <style:style style:name="T5" style:family="text">
      <style:text-properties officeooo:rsid="0016a5d2"/>
    </style:style>
    <style:style style:name="T6" style:family="text">
      <style:text-properties officeooo:rsid="00155775"/>
    </style:style>
    <style:style style:name="T7" style:family="text">
      <style:text-properties officeooo:rsid="0018a01e"/>
    </style:style>
    <style:style style:name="T8" style:family="text">
      <style:text-properties officeooo:rsid="00191179"/>
    </style:style>
    <style:style style:name="T9" style:family="text">
      <style:text-properties officeooo:rsid="00195196"/>
    </style:style>
    <style:style style:name="T10" style:family="text">
      <style:text-properties officeooo:rsid="001a020d"/>
    </style:style>
    <style:style style:name="T11" style:family="text">
      <style:text-properties officeooo:rsid="001a6133"/>
    </style:style>
    <style:style style:name="T12" style:family="text">
      <style:text-properties officeooo:rsid="001d60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SETTING IPA SERVER ON CENTOS</text:p>
      <text:p text:style-name="P18"/>
      <text:p text:style-name="P19">[centralized authentication system]</text:p>
      <text:p text:style-name="P19"/>
      <text:p text:style-name="P2"/>
      <text:p text:style-name="P2"/>
      <text:p text:style-name="P3">steps for installing ipa server:</text:p>
      <text:p text:style-name="P3"/>
      <text:p text:style-name="P3"/>
      <text:p text:style-name="P3">step1:<text:span text:style-name="T1"> setting up a static ip address for the server and the host</text:span></text:p>
      <text:p text:style-name="P3"><text:span text:style-name="T1"><text:tab/></text:span><text:span text:style-name="T2">1)In this lab the server address is </text:span><text:span text:style-name="T3">10.0.0.1</text:span></text:p>
      <text:p text:style-name="P7"><text:tab/><text:tab/>and the client address is <text:span text:style-name="T12">10.0.0.2</text:span></text:p>
      <text:p text:style-name="P7"/>
      <text:p text:style-name="P7"><text:tab/>[see the ip address section for the process of giving a static </text:p>
      <text:p text:style-name="P7"><text:tab/>ip address]</text:p>
      <text:p text:style-name="P7"/>
      <text:p text:style-name="P3">step2: <text:span text:style-name="T1"><text:s/>set a static host name of the server using ‘hostnamectl’ command</text:span></text:p>
      <text:p text:style-name="P16">[server]</text:p>
      <text:p text:style-name="P7">1) =&gt; hostnamectl set-hostname “ipa.test.<text:span text:style-name="T9">server</text:span>”</text:p>
      <text:p text:style-name="P7">2) =&gt; exec bash</text:p>
      <text:p text:style-name="P7"/>
      <text:p text:style-name="P7"/>
      <text:p text:style-name="P3">step<text:span text:style-name="T9">2</text:span>: <text:s/>edit the “/etc/hosts” of the <text:span text:style-name="T9">server</text:span></text:p>
      <text:p text:style-name="P3"><text:soft-page-break/></text:p>
      <text:p text:style-name="P7">=&gt; vim /etc/hosts</text:p>
      <text:p text:style-name="P7">[add this line </text:p>
      <text:p text:style-name="P7"><text:tab/></text:p>
      <text:p text:style-name="P7"><text:tab/><text:span text:style-name="T12">10.0.0.1</text:span> ipa.test.<text:span text:style-name="T9">server</text:span> ipa</text:p>
      <text:p text:style-name="P7">]</text:p>
      <text:p text:style-name="P6"/>
      <text:p text:style-name="P3">step<text:span text:style-name="T4">4</text:span>: <text:s/><text:span text:style-name="T4">test with ping commnad</text:span></text:p>
      <text:p text:style-name="P7"/>
      <text:p text:style-name="P8"/>
      <text:p text:style-name="P8"><text:span text:style-name="T10">1</text:span>)=&gt; ping ipa.test.<text:span text:style-name="T10">server</text:span></text:p>
      <text:p text:style-name="P8"/>
      <text:p text:style-name="P3">step<text:span text:style-name="T4">5</text:span>: <text:s/><text:span text:style-name="T4">update the server repository</text:span></text:p>
      <text:p text:style-name="P3"/>
      <text:p text:style-name="P8">1) =&gt;yum update -y</text:p>
      <text:p text:style-name="P15">or [if you use local repository]</text:p>
      <text:p text:style-name="P15">yum update disablerepo="*" enablerepo='myrepo'</text:p>
      <text:p text:style-name="P15"/>
      <text:p text:style-name="P8"/>
      <text:p text:style-name="P3">step<text:span text:style-name="T10">6</text:span>: <text:span text:style-name="T4">install “free-Ipa” packages in server machine</text:span></text:p>
      <text:p text:style-name="P7"/>
      <text:p text:style-name="P8">[server]</text:p>
      <text:p text:style-name="P9">1) =&gt; yum install <text:span text:style-name="T10">disablerepo="*" enablerepo='myrepo'</text:span> ipa-server <text:span text:style-name="T10">bind-dyndb-ldap</text:span> ipa-server-dns -y </text:p>
      <text:p text:style-name="P6"/>
      <text:p text:style-name="P6"/>
      <text:p text:style-name="P3">step<text:span text:style-name="T5">8</text:span>: <text:span text:style-name="T4">install IPA server in server machine</text:span></text:p>
      <text:p text:style-name="P7"/>
      <text:p text:style-name="P8">[server]</text:p>
      <text:p text:style-name="P8">1) =&gt; ipa-server-install --<text:span text:style-name="T10">setup-dns</text:span></text:p>
      <text:p text:style-name="P8"/>
      <text:p text:style-name="P8"/>
      <text:p text:style-name="P8"><text:soft-page-break/><text:tab/><text:tab/><text:span text:style-name="T5">8</text:span>-1: Do you want to configure integreted DNS? </text:p>
      <text:p text:style-name="P8"><text:tab/><text:tab/><text:tab/>=&gt;yes</text:p>
      <text:p text:style-name="P8"><text:tab/><text:tab/><text:span text:style-name="T5">8</text:span>-<text:span text:style-name="T6">2</text:span>: Server Host name [ipa.test.system] </text:p>
      <text:p text:style-name="P8"><text:tab/><text:tab/><text:tab/>=&gt;[Enter]</text:p>
      <text:p text:style-name="P8"><text:tab/><text:tab/><text:span text:style-name="T5">8</text:span>-<text:span text:style-name="T6">3</text:span>: Please confirm Domain name [test.system]? </text:p>
      <text:p text:style-name="P8"><text:tab/><text:tab/><text:tab/>=&gt;[Enter]</text:p>
      <text:p text:style-name="P8"><text:tab/><text:tab/><text:span text:style-name="T5">8</text:span>-<text:span text:style-name="T6">4</text:span>: Please provide a realm name [TEST.SYSTEM]? </text:p>
      <text:p text:style-name="P8"><text:tab/><text:tab/><text:tab/>=&gt;[Enter]</text:p>
      <text:p text:style-name="P8"><text:tab/><text:tab/><text:span text:style-name="T5">8</text:span>-<text:span text:style-name="T6">5</text:span>: Directory manager password? </text:p>
      <text:p text:style-name="P8"><text:tab/><text:tab/><text:tab/>=&gt;&lt;give_a_password&gt;</text:p>
      <text:p text:style-name="P8"><text:tab/><text:tab/><text:tab/>example: admin@ipa</text:p>
      <text:p text:style-name="P8"><text:tab/><text:tab/><text:span text:style-name="T5">8</text:span>-<text:span text:style-name="T6">6</text:span>: IPA admin Password? </text:p>
      <text:p text:style-name="P8"><text:tab/><text:tab/><text:tab/>=&gt;&lt;give_a_password&gt;</text:p>
      <text:p text:style-name="P8"><text:tab/><text:tab/><text:tab/>example: admin@redhat</text:p>
      <text:p text:style-name="P8"><text:tab/><text:tab/><text:span text:style-name="T5">8</text:span>-<text:span text:style-name="T6">7</text:span>: Do you want to configure <text:s/>DNS <text:span text:style-name="T6">Forwarders</text:span>? </text:p>
      <text:p text:style-name="P8"><text:tab/><text:tab/><text:tab/>=&gt;yes</text:p>
      <text:p text:style-name="P8"><text:tab/><text:tab/><text:span text:style-name="T5">8</text:span>-<text:span text:style-name="T6">8</text:span>: Do you want t<text:span text:style-name="T6">hese servers as</text:span> <text:s/>DNS <text:span text:style-name="T6">Forwarders</text:span>? </text:p>
      <text:p text:style-name="P8"><text:tab/><text:tab/><text:tab/>=&gt;yes</text:p>
      <text:p text:style-name="P8"><text:tab/><text:tab/><text:span text:style-name="T5">8</text:span>-<text:span text:style-name="T6">9</text:span>: Do you want to <text:span text:style-name="T6">search for missing reverse zone</text:span>? </text:p>
      <text:p text:style-name="P8"><text:tab/><text:tab/><text:tab/>=&gt;<text:span text:style-name="T6">no</text:span><text:tab/></text:p>
      <text:p text:style-name="P8"><text:tab/><text:tab/><text:span text:style-name="T5">8</text:span>-<text:span text:style-name="T6">10</text:span>: <text:span text:style-name="T6">Continue to configure the system with these values</text:span>? </text:p>
      <text:p text:style-name="P8"><text:tab/><text:tab/><text:tab/>=&gt;<text:span text:style-name="T6">yes</text:span></text:p>
      <text:p text:style-name="P8"/>
      <text:p text:style-name="P3">step<text:span text:style-name="T5">9</text:span>: <text:span text:style-name="T5">Configure users Home Directory and firewall</text:span></text:p>
      <text:p text:style-name="P3"/>
      <text:p text:style-name="P17">[server]</text:p>
      <text:p text:style-name="P10">1) =&gt;authconfig –enablemkhomedir –update</text:p>
      <text:p text:style-name="P7"/>
      <text:p text:style-name="P7"/>
      <text:p text:style-name="P3">step<text:span text:style-name="T5">10</text:span>: <text:span text:style-name="T5">adding service to firewall</text:span></text:p>
      <text:p text:style-name="P3"/>
      <text:p text:style-name="P10">1) =&gt;firewall-cmd –premanent –add-service=’freeipa-ldap’</text:p>
      <text:p text:style-name="P11"><text:soft-page-break/>1) =&gt;firewall-cmd –premanent –add-service=’<text:span text:style-name="T11">ntp</text:span>’</text:p>
      <text:p text:style-name="P11">1) =&gt;firewall-cmd –premanent –add-service=’<text:span text:style-name="T11">http</text:span>’</text:p>
      <text:p text:style-name="P11">1) =&gt;firewall-cmd –premanent –add-service=’<text:span text:style-name="T11">https</text:span>’</text:p>
      <text:p text:style-name="P11">1) =&gt;firewall-cmd –premanent –add-service=’<text:span text:style-name="T11">ldap</text:span>’</text:p>
      <text:p text:style-name="P11">1) =&gt;firewall-cmd –premanent –add-service=’ldap<text:span text:style-name="T11">s</text:span>’</text:p>
      <text:p text:style-name="P11">1) =&gt;firewall-cmd –premanent –add-service=’<text:span text:style-name="T11">kerberos</text:span>’</text:p>
      <text:p text:style-name="P11">1) =&gt;firewall-cmd –premanent –add-service=’<text:span text:style-name="T11">kpasswd</text:span>’</text:p>
      <text:p text:style-name="P11">1) =&gt;firewall-cmd –premanent –add-service=’<text:span text:style-name="T11">dns</text:span>’</text:p>
      <text:p text:style-name="P10"><text:bookmark-start text:name="__DdeLink__533_2450654835"/>2) =&gt; firewall-cmd –reload<text:bookmark-end text:name="__DdeLink__533_2450654835"/></text:p>
      <text:p text:style-name="P10"/>
      <text:p text:style-name="P3">step<text:span text:style-name="T5">11</text:span>: <text:span text:style-name="T5">checking if everything running</text:span></text:p>
      <text:p text:style-name="P3"/>
      <text:p text:style-name="P10">1)=&gt;ipactl status</text:p>
      <text:p text:style-name="P10"/>
      <text:p text:style-name="P10"/>
      <text:p text:style-name="P10"/>
      <text:p text:style-name="P4">step<text:span text:style-name="T5">10</text:span>: <text:span text:style-name="T5">adding port to firewall</text:span></text:p>
      <text:p text:style-name="P4"/>
      <text:p text:style-name="P11">1) =&gt;firewall-cmd --permanent --zone=public –add-port={80/tcp,443/tcp,302/tcp,636/tcp,88/tcp,464/tcp,53/tcp,88/udp,464/udp,53/udp,123/udp}</text:p>
      <text:p text:style-name="P12">2) =&gt; firewall-cmd –reload</text:p>
      <text:p text:style-name="P11"/>
      <text:p text:style-name="P11"/>
      <text:p text:style-name="P3">step<text:span text:style-name="T5">12</text:span>: <text:s/><text:span text:style-name="T5">initialize the admin user [varify weather the admin user get token from the kerberos]</text:span></text:p>
      <text:p text:style-name="P1">[server]</text:p>
      <text:p text:style-name="P10">1)=&gt; kinit admin</text:p>
      <text:p text:style-name="P10"><text:tab/>[password: <text:a xlink:type="simple" xlink:href="mailto:admin@redhat" text:style-name="Internet_20_link" text:visited-style-name="Visited_20_Internet_20_Link">admin@redhat</text:a>] [same password for installation during FreeIPA]</text:p>
      <text:p text:style-name="P10"><text:s/>2)=&gt; klist </text:p>
      <text:p text:style-name="P10"/>
      <text:p text:style-name="P10"><text:soft-page-break/></text:p>
      <text:p text:style-name="P10"/>
      <text:p text:style-name="P3">step<text:span text:style-name="T5">13</text:span>: <text:s/><text:span text:style-name="T7">adding client to the domain</text:span></text:p>
      <text:p text:style-name="P1">[<text:span text:style-name="T7">client</text:span>]</text:p>
      <text:p text:style-name="P10">1)=&gt; <text:span text:style-name="T7">ipa-client-install –mkfomedir –server=ipa.test.system –domain test.system –realm TEST.SYSTEM –force-ntp –ssh-trust-dns</text:span></text:p>
      <text:p text:style-name="P10"/>
      <text:p text:style-name="P10"><text:tab/></text:p>
      <text:p text:style-name="P10"/>
      <text:p text:style-name="P10"/>
      <text:p text:style-name="P10"/>
      <text:p text:style-name="P10"/>
      <text:p text:style-name="P13"><text:tab/>13-1:</text:p>
      <text:p text:style-name="P10"><text:tab/><text:tab/><text:span text:style-name="T7">Proceed with fixed values and no DNS discovcery?</text:span></text:p>
      <text:p text:style-name="P13"><text:tab/><text:tab/>=&gt;yes</text:p>
      <text:p text:style-name="P13"><text:tab/>13-2:</text:p>
      <text:p text:style-name="P13"><text:tab/><text:tab/>Continue to configure the system with these values?</text:p>
      <text:p text:style-name="P13"><text:tab/><text:tab/>=&gt;yes</text:p>
      <text:p text:style-name="P10"/>
      <text:p text:style-name="P10"><text:tab/> </text:p>
      <text:p text:style-name="P3">step<text:span text:style-name="T5">14</text:span>: <text:s/><text:span text:style-name="T7">logout the server and login with admin domain</text:span></text:p>
      <text:p text:style-name="P1">[<text:span text:style-name="T7">server</text:span>]</text:p>
      <text:p text:style-name="P1"/>
      <text:p text:style-name="P10"><text:tab/><text:span text:style-name="T7">username: </text:span><text:a xlink:type="simple" xlink:href="mailto:admin@test.system" text:style-name="Internet_20_link" text:visited-style-name="Visited_20_Internet_20_Link"><text:span text:style-name="T7">admin@test.system</text:span></text:a></text:p>
      <text:p text:style-name="P10"><text:tab/><text:span text:style-name="T7">password: </text:span><text:a xlink:type="simple" xlink:href="mailto:admin@redhat" text:style-name="Internet_20_link" text:visited-style-name="Visited_20_Internet_20_Link"><text:span text:style-name="T7">admin@redhat</text:span></text:a><text:span text:style-name="T7"> /&lt;admin_password&gt;</text:span></text:p>
      <text:p text:style-name="P10"><text:tab/></text:p>
      <text:p text:style-name="P3">step<text:span text:style-name="T5">15</text:span>: <text:span text:style-name="T8">check the user</text:span> <text:s/></text:p>
      <text:p text:style-name="P1">[<text:span text:style-name="T7">server</text:span>]</text:p>
      <text:p text:style-name="P1"/>
      <text:p text:style-name="P14">=&gt;whoami</text:p>
      <text:p text:style-name="P14"/>
      <text:p text:style-name="P3">step<text:span text:style-name="T5">16</text:span>: <text:span text:style-name="T8">Go to the administration page </text:span></text:p>
      <text:p text:style-name="P1"><text:soft-page-break/>[<text:span text:style-name="T7">server</text:span>]</text:p>
      <text:p text:style-name="P1"/>
      <text:p text:style-name="P5">[go to web browser to url “<text:a xlink:type="simple" xlink:href="http://ipa.test.system/" text:style-name="Internet_20_link" text:visited-style-name="Visited_20_Internet_20_Link">http://ipa.test.system</text:a>”]</text:p>
      <text:p text:style-name="P5"/>
      <text:p text:style-name="P5"/>
      <text:p text:style-name="P3">step<text:span text:style-name="T5">16</text:span>: <text:span text:style-name="T8">create a user in the administration page</text:span></text:p>
      <text:p text:style-name="P1">[<text:span text:style-name="T7">server</text:span>]</text:p>
      <text:p text:style-name="P1"/>
      <text:p text:style-name="P5">username: <text:span text:style-name="T2">&lt;give a username&gt; / ex: ipa1</text:span></text:p>
      <text:p text:style-name="P5">Firstname: <text:span text:style-name="T2">ipa</text:span></text:p>
      <text:p text:style-name="P5">lastname <text:s/>: <text:span text:style-name="T2">user1</text:span></text:p>
      <text:p text:style-name="P5">password : <text:span text:style-name="T2">&lt;give_password&gt; /ex: redhat@ipa1</text:span></text:p>
      <text:p text:style-name="P3"/>
      <text:p text:style-name="P3">step<text:span text:style-name="T5">16</text:span>: <text:span text:style-name="T8">go to the client machine and login with new user credential </text:span></text:p>
      <text:p text:style-name="P3"/>
      <text:p text:style-name="P7"><text:tab/><text:span text:style-name="T8">username: &lt;username&gt; ex:ipa1</text:span></text:p>
      <text:p text:style-name="P7"><text:tab/><text:span text:style-name="T8">password: &lt;password_for_the_user&gt; ex:redhat@ipa1</text:span></text:p>
      <text:p text:style-name="P14"/>
      <text:p text:style-name="P1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1:16:26.318503540</meta:creation-date>
    <dc:date>2019-08-20T15:40:05.986561730</dc:date>
    <meta:editing-duration>PT23M11S</meta:editing-duration>
    <meta:editing-cycles>3</meta:editing-cycles>
    <meta:generator>LibreOffice/6.2.5.2$Linux_X86_64 LibreOffice_project/20$Build-2</meta:generator>
    <meta:document-statistic meta:table-count="0" meta:image-count="0" meta:object-count="0" meta:page-count="6" meta:paragraph-count="107" meta:word-count="460" meta:character-count="3572" meta:non-whitespace-character-count="3106"/>
  </office:meta>
</office:document-meta>
</file>